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心">
            <text:p>心</text:p>
          </table:table-cell>
          <table:table-cell office:value-type="string" office:value="こころ">
            <text:p>こころ</text:p>
          </table:table-cell>
          <table:table-cell office:value-type="string" office:value="heart, mind">
            <text:p>heart, mi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素直な心を持っている。">
            <text:p>彼は素直な心を持っている。</text:p>
          </table:table-cell>
          <table:table-cell office:value-type="string" office:value="かれ は すなおな こころ を もって いる。">
            <text:p>かれ は すなおな こころ を もって いる。</text:p>
          </table:table-cell>
          <table:table-cell office:value-type="string" office:value="He has a good heart.">
            <text:p>He has a good he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市">
            <text:p>市</text:p>
          </table:table-cell>
          <table:table-cell office:value-type="string" office:value="し">
            <text:p>し</text:p>
          </table:table-cell>
          <table:table-cell office:value-type="string" office:value="city (municipality)">
            <text:p>city (municipalit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市の人口は減り続けているの。">
            <text:p>その市の人口は減り続けているの。</text:p>
          </table:table-cell>
          <table:table-cell office:value-type="string" office:value="その し の じんこう は へり つづけて いる の。">
            <text:p>その し の じんこう は へり つづけて いる の。</text:p>
          </table:table-cell>
          <table:table-cell office:value-type="string" office:value="The population of the city has been decreasing.">
            <text:p>The population of the city has been decrea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事業">
            <text:p>事業</text:p>
          </table:table-cell>
          <table:table-cell office:value-type="string" office:value="じぎょう">
            <text:p>じぎょう</text:p>
          </table:table-cell>
          <table:table-cell office:value-type="string" office:value="business, enterprise">
            <text:p>business, enterpr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事業に失敗したの。">
            <text:p>彼は事業に失敗したの。</text:p>
          </table:table-cell>
          <table:table-cell office:value-type="string" office:value="かれ は じぎょう に しっぱい した の。">
            <text:p>かれ は じぎょう に しっぱい した の。</text:p>
          </table:table-cell>
          <table:table-cell office:value-type="string" office:value="His business failed.">
            <text:p>His business fai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固定">
            <text:p>固定</text:p>
          </table:table-cell>
          <table:table-cell office:value-type="string" office:value="こてい">
            <text:p>こてい</text:p>
          </table:table-cell>
          <table:table-cell office:value-type="string" office:value="fixing, stability">
            <text:p>fixing, stabil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棒をテープで固定しなさい。">
            <text:p>棒をテープで固定しなさい。</text:p>
          </table:table-cell>
          <table:table-cell office:value-type="string" office:value="ぼう を テープ で こてい しなさい。">
            <text:p>ぼう を テープ で こてい しなさい。</text:p>
          </table:table-cell>
          <table:table-cell office:value-type="string" office:value="Fix the stick in place with tape.">
            <text:p>Fix the stick in place with ta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対応">
            <text:p>対応</text:p>
          </table:table-cell>
          <table:table-cell office:value-type="string" office:value="たいおう">
            <text:p>たいおう</text:p>
          </table:table-cell>
          <table:table-cell office:value-type="string" office:value="correspondence, response">
            <text:p>correspondence, respon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いつも素早い対応をするね。">
            <text:p>彼はいつも素早い対応をするね。</text:p>
          </table:table-cell>
          <table:table-cell office:value-type="string" office:value="かれ は いつも すばやい たいおう を する ね。">
            <text:p>かれ は いつも すばやい たいおう を する ね。</text:p>
          </table:table-cell>
          <table:table-cell office:value-type="string" office:value="He always responds quickly.">
            <text:p>He always responds quic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指摘">
            <text:p>指摘</text:p>
          </table:table-cell>
          <table:table-cell office:value-type="string" office:value="してき">
            <text:p>してき</text:p>
          </table:table-cell>
          <table:table-cell office:value-type="string" office:value="pointing out, indication">
            <text:p>pointing out, ind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ご指摘いただきありがとうございます。">
            <text:p>ご指摘いただきありがとうございます。</text:p>
          </table:table-cell>
          <table:table-cell office:value-type="string" office:value="ごしてき いただき ありがとう ございます。">
            <text:p>ごしてき いただき ありがとう ございます。</text:p>
          </table:table-cell>
          <table:table-cell office:value-type="string" office:value="Thank you very much for pointing it out.">
            <text:p>Thank you very much for pointing it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保険">
            <text:p>保険</text:p>
          </table:table-cell>
          <table:table-cell office:value-type="string" office:value="ほけん">
            <text:p>ほけん</text:p>
          </table:table-cell>
          <table:table-cell office:value-type="string" office:value="insurance">
            <text:p>insu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は保険に加入していますか。">
            <text:p>あなたは保険に加入していますか。</text:p>
          </table:table-cell>
          <table:table-cell office:value-type="string" office:value="あなた は ほけん に かにゅう して います か。">
            <text:p>あなた は ほけん に かにゅう して います か。</text:p>
          </table:table-cell>
          <table:table-cell office:value-type="string" office:value="Do you have insurance?">
            <text:p>Do you have insuranc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政">
            <text:p>行政</text:p>
          </table:table-cell>
          <table:table-cell office:value-type="string" office:value="ぎょうせい">
            <text:p>ぎょうせい</text:p>
          </table:table-cell>
          <table:table-cell office:value-type="string" office:value="administration">
            <text:p>administr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金問題は行政の最大の課題のひとつよ。">
            <text:p>年金問題は行政の最大の課題のひとつよ。</text:p>
          </table:table-cell>
          <table:table-cell office:value-type="string" office:value="ねんきん もんだい は ぎょうせい の さいだい の かだい の ひとつ よ。">
            <text:p>ねんきん もんだい は ぎょうせい の さいだい の かだい の ひとつ よ。</text:p>
          </table:table-cell>
          <table:table-cell office:value-type="string" office:value="The pension problem is one of the biggest issues of current administration.">
            <text:p>The pension problem is one of the biggest issues of current administ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為">
            <text:p>行為</text:p>
          </table:table-cell>
          <table:table-cell office:value-type="string" office:value="こうい">
            <text:p>こうい</text:p>
          </table:table-cell>
          <table:table-cell office:value-type="string" office:value="act, conduct">
            <text:p>act, condu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行為はみんなの誤解を招いたわ。">
            <text:p>彼の行為はみんなの誤解を招いたわ。</text:p>
          </table:table-cell>
          <table:table-cell office:value-type="string" office:value="かれ の こうい は みんな の ごかい を まねいた わ。">
            <text:p>かれ の こうい は みんな の ごかい を まねいた わ。</text:p>
          </table:table-cell>
          <table:table-cell office:value-type="string" office:value="His actions misled everyone.">
            <text:p>His actions misled every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自己">
            <text:p>自己</text:p>
          </table:table-cell>
          <table:table-cell office:value-type="string" office:value="じこ">
            <text:p>じこ</text:p>
          </table:table-cell>
          <table:table-cell office:value-type="string" office:value="oneself, own self">
            <text:p>oneself, own se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からは自己の判断で行動してください。">
            <text:p>これからは自己の判断で行動してください。</text:p>
          </table:table-cell>
          <table:table-cell office:value-type="string" office:value="これから は じこ の はんだん で こうどう して ください。">
            <text:p>これから は じこ の はんだん で こうどう して ください。</text:p>
          </table:table-cell>
          <table:table-cell office:value-type="string" office:value="Please act on your own judgment from now on.">
            <text:p>Please act on your own judgment from now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主">
            <text:p>主</text:p>
          </table:table-cell>
          <table:table-cell office:value-type="string" office:value="おも">
            <text:p>おも</text:p>
          </table:table-cell>
          <table:table-cell office:value-type="string" office:value="main, chief">
            <text:p>main, chief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の主な仕事は接客だよ。">
            <text:p>彼女の主な仕事は接客だよ。</text:p>
          </table:table-cell>
          <table:table-cell office:value-type="string" office:value="かのじょ の おもな しごと は せっきゃく だ よ。">
            <text:p>かのじょ の おもな しごと は せっきゃく だ よ。</text:p>
          </table:table-cell>
          <table:table-cell office:value-type="string" office:value="Her main job is customer service.">
            <text:p>Her main job is customer ser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保護">
            <text:p>保護</text:p>
          </table:table-cell>
          <table:table-cell office:value-type="string" office:value="ほご">
            <text:p>ほご</text:p>
          </table:table-cell>
          <table:table-cell office:value-type="string" office:value="protection, safeguard">
            <text:p>protection, safeguar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みんなで環境を保護しましょう。">
            <text:p>みんなで環境を保護しましょう。</text:p>
          </table:table-cell>
          <table:table-cell office:value-type="string" office:value="みんな で かんきょう を ほご しましょう。">
            <text:p>みんな で かんきょう を ほご しましょう。</text:p>
          </table:table-cell>
          <table:table-cell office:value-type="string" office:value="Let's protect the environment together.">
            <text:p>Let's protect the environment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認識">
            <text:p>認識</text:p>
          </table:table-cell>
          <table:table-cell office:value-type="string" office:value="にんしき">
            <text:p>にんしき</text:p>
          </table:table-cell>
          <table:table-cell office:value-type="string" office:value="recognition, acknowledgment">
            <text:p>recognition, acknowledg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件は終わったと認識しています。">
            <text:p>その件は終わったと認識しています。</text:p>
          </table:table-cell>
          <table:table-cell office:value-type="string" office:value="その けん は おわった と にんしき して います。">
            <text:p>その けん は おわった と にんしき して います。</text:p>
          </table:table-cell>
          <table:table-cell office:value-type="string" office:value="As far as I know, I believe that the matter is over.">
            <text:p>As far as I know, I believe that the matter is o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区">
            <text:p>区</text:p>
          </table:table-cell>
          <table:table-cell office:value-type="string" office:value="く">
            <text:p>く</text:p>
          </table:table-cell>
          <table:table-cell office:value-type="string" office:value="ward, district">
            <text:p>ward, distri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には23の区がある。">
            <text:p>東京には23の区がある。</text:p>
          </table:table-cell>
          <table:table-cell office:value-type="string" office:value="とうきょう に は 23 の く が ある。">
            <text:p>とうきょう に は 23 の く が ある。</text:p>
          </table:table-cell>
          <table:table-cell office:value-type="string" office:value="There are 23 wards in Tokyo.">
            <text:p>There are 23 wards in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土">
            <text:p>土</text:p>
          </table:table-cell>
          <table:table-cell office:value-type="string" office:value="つち">
            <text:p>つち</text:p>
          </table:table-cell>
          <table:table-cell office:value-type="string" office:value="soil, ground">
            <text:p>soil, 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土を掘って木を植えました。">
            <text:p>土を掘って木を植えました。</text:p>
          </table:table-cell>
          <table:table-cell office:value-type="string" office:value="つち を ほって き を うえました。">
            <text:p>つち を ほって き を うえました。</text:p>
          </table:table-cell>
          <table:table-cell office:value-type="string" office:value="I dug up the soil and planted a tree.">
            <text:p>I dug up the soil and planted a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報道">
            <text:p>報道</text:p>
          </table:table-cell>
          <table:table-cell office:value-type="string" office:value="ほうどう">
            <text:p>ほうどう</text:p>
          </table:table-cell>
          <table:table-cell office:value-type="string" office:value="news, report">
            <text:p>news, re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夜中もテレビで台風の報道をしていた。">
            <text:p>夜中もテレビで台風の報道をしていた。</text:p>
          </table:table-cell>
          <table:table-cell office:value-type="string" office:value="よなか も テレビ で たいふう の ほうどう を して いた。">
            <text:p>よなか も テレビ で たいふう の ほうどう を して いた。</text:p>
          </table:table-cell>
          <table:table-cell office:value-type="string" office:value="The typhoon was reported on TV even really late at night.">
            <text:p>The typhoon was reported on TV even really late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むしろ">
            <text:p>むしろ</text:p>
          </table:table-cell>
          <table:table-cell office:value-type="string" office:value="むしろ">
            <text:p>むしろ</text:p>
          </table:table-cell>
          <table:table-cell office:value-type="string" office:value="rather">
            <text:p>rath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建築家というよりむしろ芸術家ね。">
            <text:p>彼は建築家というよりむしろ芸術家ね。</text:p>
          </table:table-cell>
          <table:table-cell office:value-type="string" office:value="かれ は けんちく か と いう より むしろ げいじゅつ か ね。">
            <text:p>かれ は けんちく か と いう より むしろ げいじゅつ か ね。</text:p>
          </table:table-cell>
          <table:table-cell office:value-type="string" office:value="He's an artist rather than an architect.">
            <text:p>He's an artist rather than an archit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光">
            <text:p>光</text:p>
          </table:table-cell>
          <table:table-cell office:value-type="string" office:value="ひかり">
            <text:p>ひかり</text:p>
          </table:table-cell>
          <table:table-cell office:value-type="string" office:value="light, ray">
            <text:p>light, r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筋の光が窓から差し込んだの。">
            <text:p>一筋の光が窓から差し込んだの。</text:p>
          </table:table-cell>
          <table:table-cell office:value-type="string" office:value="ひとすじ の ひかり が まど から さしこんだ の。">
            <text:p>ひとすじ の ひかり が まど から さしこんだ の。</text:p>
          </table:table-cell>
          <table:table-cell office:value-type="string" office:value="A beam of light shone through the window.">
            <text:p>A beam of light shone through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種">
            <text:p>種</text:p>
          </table:table-cell>
          <table:table-cell office:value-type="string" office:value="たね">
            <text:p>たね</text:p>
          </table:table-cell>
          <table:table-cell office:value-type="string" office:value="seed">
            <text:p>se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ランターにトマトの種をまきました。">
            <text:p>プランターにトマトの種をまきました。</text:p>
          </table:table-cell>
          <table:table-cell office:value-type="string" office:value="プランター に トマト の たね を まきました。">
            <text:p>プランター に トマト の たね を まきました。</text:p>
          </table:table-cell>
          <table:table-cell office:value-type="string" office:value="I planted tomato seeds in the planter.">
            <text:p>I planted tomato seeds in the pla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値">
            <text:p>値</text:p>
          </table:table-cell>
          <table:table-cell office:value-type="string" office:value="あたい">
            <text:p>あたい</text:p>
          </table:table-cell>
          <table:table-cell office:value-type="string" office:value="numerical value">
            <text:p>numerical val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xの値を求めなさい。">
            <text:p>xの値を求めなさい。</text:p>
          </table:table-cell>
          <table:table-cell office:value-type="string" office:value="x の あたい を もとめなさい。">
            <text:p>x の あたい を もとめなさい。</text:p>
          </table:table-cell>
          <table:table-cell office:value-type="string" office:value="Find the value of x.">
            <text:p>Find the value of 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規定">
            <text:p>規定</text:p>
          </table:table-cell>
          <table:table-cell office:value-type="string" office:value="きてい">
            <text:p>きてい</text:p>
          </table:table-cell>
          <table:table-cell office:value-type="string" office:value="provision, regulation">
            <text:p>provision, regul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代金には規定の手数料が含まれます。">
            <text:p>代金には規定の手数料が含まれます。</text:p>
          </table:table-cell>
          <table:table-cell office:value-type="string" office:value="だいきん に は きてい の てすうりょう が ふくまれます。">
            <text:p>だいきん に は きてい の てすうりょう が ふくまれます。</text:p>
          </table:table-cell>
          <table:table-cell office:value-type="string" office:value="The price includes a provisioned handling fee.">
            <text:p>The price includes a provisioned handling f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理論">
            <text:p>理論</text:p>
          </table:table-cell>
          <table:table-cell office:value-type="string" office:value="りろん">
            <text:p>りろん</text:p>
          </table:table-cell>
          <table:table-cell office:value-type="string" office:value="theory">
            <text:p>the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学で音楽の理論を勉強したんだよ。">
            <text:p>彼は大学で音楽の理論を勉強したんだよ。</text:p>
          </table:table-cell>
          <table:table-cell office:value-type="string" office:value="かれ は だいがく で おんがく の りろん を べんきょう した ん だ よ。">
            <text:p>かれ は だいがく で おんがく の りろん を べんきょう した ん だ よ。</text:p>
          </table:table-cell>
          <table:table-cell office:value-type="string" office:value="He studied music theory in college.">
            <text:p>He studied music theory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対">
            <text:p>対</text:p>
          </table:table-cell>
          <table:table-cell office:value-type="string" office:value="つい">
            <text:p>つい</text:p>
          </table:table-cell>
          <table:table-cell office:value-type="string" office:value="pair">
            <text:p>p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ズボンは上着と対になっています。">
            <text:p>このズボンは上着と対になっています。</text:p>
          </table:table-cell>
          <table:table-cell office:value-type="string" office:value="この ズボン は うわぎ と つい に なって います。">
            <text:p>この ズボン は うわぎ と つい に なって います。</text:p>
          </table:table-cell>
          <table:table-cell office:value-type="string" office:value="These trousers and this jacket are a pair.">
            <text:p>These trousers and this jacket are a p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措置">
            <text:p>措置</text:p>
          </table:table-cell>
          <table:table-cell office:value-type="string" office:value="そち">
            <text:p>そち</text:p>
          </table:table-cell>
          <table:table-cell office:value-type="string" office:value="measure, step">
            <text:p>measure, ste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被災者を救うための特別な措置が取られました。">
            <text:p>被災者を救うための特別な措置が取られました。</text:p>
          </table:table-cell>
          <table:table-cell office:value-type="string" office:value="ひさい しゃ を すくう ため の とくべつな そち が とられました。">
            <text:p>ひさい しゃ を すくう ため の とくべつな そち が とられました。</text:p>
          </table:table-cell>
          <table:table-cell office:value-type="string" office:value="Special measures have been taken to help the disaster vicitims.">
            <text:p>Special measures have been taken to help the disaster viciti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推進">
            <text:p>推進</text:p>
          </table:table-cell>
          <table:table-cell office:value-type="string" office:value="すいしん">
            <text:p>すいしん</text:p>
          </table:table-cell>
          <table:table-cell office:value-type="string" office:value="promotion">
            <text:p>promo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会社はリサイクルを推進してるね。">
            <text:p>その会社はリサイクルを推進してるね。</text:p>
          </table:table-cell>
          <table:table-cell office:value-type="string" office:value="その かいしゃ は リサイクル を すいしん してる ね。">
            <text:p>その かいしゃ は リサイクル を すいしん してる ね。</text:p>
          </table:table-cell>
          <table:table-cell office:value-type="string" office:value="The company is promoting recycling.">
            <text:p>The company is promoting recyc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確保">
            <text:p>確保</text:p>
          </table:table-cell>
          <table:table-cell office:value-type="string" office:value="かくほ">
            <text:p>かくほ</text:p>
          </table:table-cell>
          <table:table-cell office:value-type="string" office:value="securement">
            <text:p>secur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優れた人材の確保は重要です。">
            <text:p>優れた人材の確保は重要です。</text:p>
          </table:table-cell>
          <table:table-cell office:value-type="string" office:value="すぐれた じんざい の かくほ は じゅうよう です。">
            <text:p>すぐれた じんざい の かくほ は じゅうよう です。</text:p>
          </table:table-cell>
          <table:table-cell office:value-type="string" office:value="Securing great talent is important.">
            <text:p>Securing great talent is impor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世">
            <text:p>世</text:p>
          </table:table-cell>
          <table:table-cell office:value-type="string" office:value="よ">
            <text:p>よ</text:p>
          </table:table-cell>
          <table:table-cell office:value-type="string" office:value="world, public">
            <text:p>world, publ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やっと私の作品が世に出たの。">
            <text:p>やっと私の作品が世に出たの。</text:p>
          </table:table-cell>
          <table:table-cell office:value-type="string" office:value="やっと わたし の さくひん が よ に でた の。">
            <text:p>やっと わたし の さくひん が よ に でた の。</text:p>
          </table:table-cell>
          <table:table-cell office:value-type="string" office:value="My work was released to the public at last.">
            <text:p>My work was released to the public at l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規制">
            <text:p>規制</text:p>
          </table:table-cell>
          <table:table-cell office:value-type="string" office:value="きせい">
            <text:p>きせい</text:p>
          </table:table-cell>
          <table:table-cell office:value-type="string" office:value="regulation, control">
            <text:p>regulation, contr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牛肉の輸入が厳しく規制されているわね。">
            <text:p>牛肉の輸入が厳しく規制されているわね。</text:p>
          </table:table-cell>
          <table:table-cell office:value-type="string" office:value="ぎゅうにく の ゆにゅう が きびしく きせい されて いる わ ね。">
            <text:p>ぎゅうにく の ゆにゅう が きびしく きせい されて いる わ ね。</text:p>
          </table:table-cell>
          <table:table-cell office:value-type="string" office:value="Beef imports are strictly regulated.">
            <text:p>Beef imports are strictly regul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空間">
            <text:p>空間</text:p>
          </table:table-cell>
          <table:table-cell office:value-type="string" office:value="くうかん">
            <text:p>くうかん</text:p>
          </table:table-cell>
          <table:table-cell office:value-type="string" office:value="space">
            <text:p>s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狭い空間に物がたくさん置いてあるね。">
            <text:p>狭い空間に物がたくさん置いてあるね。</text:p>
          </table:table-cell>
          <table:table-cell office:value-type="string" office:value="せまい くうかん に もの が たくさん おいて ある ね。">
            <text:p>せまい くうかん に もの が たくさん おいて ある ね。</text:p>
          </table:table-cell>
          <table:table-cell office:value-type="string" office:value="There are a lot of things in this tiny space.">
            <text:p>There are a lot of things in this tiny sp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審議">
            <text:p>審議</text:p>
          </table:table-cell>
          <table:table-cell office:value-type="string" office:value="しんぎ">
            <text:p>しんぎ</text:p>
          </table:table-cell>
          <table:table-cell office:value-type="string" office:value="deliberation, consideration">
            <text:p>deliberation, consid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問題は審議中です。">
            <text:p>その問題は審議中です。</text:p>
          </table:table-cell>
          <table:table-cell office:value-type="string" office:value="その もんだい は しんぎ ちゅう です。">
            <text:p>その もんだい は しんぎ ちゅう です。</text:p>
          </table:table-cell>
          <table:table-cell office:value-type="string" office:value="The issue is under deliberation.">
            <text:p>The issue is under delib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設置">
            <text:p>設置</text:p>
          </table:table-cell>
          <table:table-cell office:value-type="string" office:value="せっち">
            <text:p>せっち</text:p>
          </table:table-cell>
          <table:table-cell office:value-type="string" office:value="installation, set up">
            <text:p>installation, set 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お店に防犯カメラが設置されたわね。">
            <text:p>お店に防犯カメラが設置されたわね。</text:p>
          </table:table-cell>
          <table:table-cell office:value-type="string" office:value="おみせ に ぼうはん カメラ が せっち された わ ね。">
            <text:p>おみせ に ぼうはん カメラ が せっち された わ ね。</text:p>
          </table:table-cell>
          <table:table-cell office:value-type="string" office:value="A security camera has been installed in the shop.">
            <text:p>A security camera has been installed in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雇用">
            <text:p>雇用</text:p>
          </table:table-cell>
          <table:table-cell office:value-type="string" office:value="こよう">
            <text:p>こよう</text:p>
          </table:table-cell>
          <table:table-cell office:value-type="string" office:value="employment, hiring">
            <text:p>employment, hi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その会社と雇用契約を結んだの。">
            <text:p>彼はその会社と雇用契約を結んだの。</text:p>
          </table:table-cell>
          <table:table-cell office:value-type="string" office:value="かれ は その かいしゃ と こよう けいやく を むすんだ の。">
            <text:p>かれ は その かいしゃ と こよう けいやく を むすんだ の。</text:p>
          </table:table-cell>
          <table:table-cell office:value-type="string" office:value="He signed an employment contract with the company.">
            <text:p>He signed an employment contract with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反応">
            <text:p>反応</text:p>
          </table:table-cell>
          <table:table-cell office:value-type="string" office:value="はんのう">
            <text:p>はんのう</text:p>
          </table:table-cell>
          <table:table-cell office:value-type="string" office:value="reaction, response">
            <text:p>reaction, respon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良い反応を示したわ。">
            <text:p>彼女は良い反応を示したわ。</text:p>
          </table:table-cell>
          <table:table-cell office:value-type="string" office:value="かのじょ は よい はんのう を しめした わ。">
            <text:p>かのじょ は よい はんのう を しめした わ。</text:p>
          </table:table-cell>
          <table:table-cell office:value-type="string" office:value="She reacted well.">
            <text:p>She reacted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脳">
            <text:p>脳</text:p>
          </table:table-cell>
          <table:table-cell office:value-type="string" office:value="のう">
            <text:p>のう</text:p>
          </table:table-cell>
          <table:table-cell office:value-type="string" office:value="brain">
            <text:p>b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砂糖は脳の栄養になるの。">
            <text:p>砂糖は脳の栄養になるの。</text:p>
          </table:table-cell>
          <table:table-cell office:value-type="string" office:value="さとう は のう の えいよう に なる の。">
            <text:p>さとう は のう の えいよう に なる の。</text:p>
          </table:table-cell>
          <table:table-cell office:value-type="string" office:value="Sugar is nourishment for the brain.">
            <text:p>Sugar is nourishment for the b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運用">
            <text:p>運用</text:p>
          </table:table-cell>
          <table:table-cell office:value-type="string" office:value="うんよう">
            <text:p>うんよう</text:p>
          </table:table-cell>
          <table:table-cell office:value-type="string" office:value="operation, management (of funds, assets, etc.)">
            <text:p>operation, management (of funds, assets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計士に資金運用について相談したよ。">
            <text:p>会計士に資金運用について相談したよ。</text:p>
          </table:table-cell>
          <table:table-cell office:value-type="string" office:value="かいけいし に しきん うんよう について そうだん した よ。">
            <text:p>かいけいし に しきん うんよう について そうだん した よ。</text:p>
          </table:table-cell>
          <table:table-cell office:value-type="string" office:value="I consulted an accountant about how to manage my assets.">
            <text:p>I consulted an accountant about how to manage my ass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株式">
            <text:p>株式</text:p>
          </table:table-cell>
          <table:table-cell office:value-type="string" office:value="かぶしき">
            <text:p>かぶしき</text:p>
          </table:table-cell>
          <table:table-cell office:value-type="string" office:value="stock">
            <text:p>sto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株式の売買で多額の利益を得たのさ。">
            <text:p>彼は株式の売買で多額の利益を得たのさ。</text:p>
          </table:table-cell>
          <table:table-cell office:value-type="string" office:value="かれ は かぶしき の ばいばい で たがく の りえき を えた の さ。">
            <text:p>かれ は かぶしき の ばいばい で たがく の りえき を えた の さ。</text:p>
          </table:table-cell>
          <table:table-cell office:value-type="string" office:value="He made a large profit by buying and selling stocks.">
            <text:p>He made a large profit by buying and selling sto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向上">
            <text:p>向上</text:p>
          </table:table-cell>
          <table:table-cell office:value-type="string" office:value="こうじょう">
            <text:p>こうじょう</text:p>
          </table:table-cell>
          <table:table-cell office:value-type="string" office:value="improvement, progress">
            <text:p>improvement, progr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全員で技術の向上に努めています。">
            <text:p>全員で技術の向上に努めています。</text:p>
          </table:table-cell>
          <table:table-cell office:value-type="string" office:value="ぜんいん で ぎじゅつ の こうじょう に つとめて います。">
            <text:p>ぜんいん で ぎじゅつ の こうじょう に つとめて います。</text:p>
          </table:table-cell>
          <table:table-cell office:value-type="string" office:value="We all work together to improve our skills.">
            <text:p>We all work together to improve our ski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材">
            <text:p>取材</text:p>
          </table:table-cell>
          <table:table-cell office:value-type="string" office:value="しゅざい">
            <text:p>しゅざい</text:p>
          </table:table-cell>
          <table:table-cell office:value-type="string" office:value="collection of data, reporting">
            <text:p>collection of data, repor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テレビも取材に来たほど有名なレストランです。">
            <text:p>テレビも取材に来たほど有名なレストランです。</text:p>
          </table:table-cell>
          <table:table-cell office:value-type="string" office:value="テレビ も しゅざい に きた ほど ゆうめいな レストラン です。">
            <text:p>テレビ も しゅざい に きた ほど ゆうめいな レストラン です。</text:p>
          </table:table-cell>
          <table:table-cell office:value-type="string" office:value="The restaurant is so famous that even a TV crew came for reporting.">
            <text:p>The restaurant is so famous that even a TV crew came for repor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保障">
            <text:p>保障</text:p>
          </table:table-cell>
          <table:table-cell office:value-type="string" office:value="ほしょう">
            <text:p>ほしょう</text:p>
          </table:table-cell>
          <table:table-cell office:value-type="string" office:value="guarantee, security">
            <text:p>guarantee, secur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があなたの安全を保障します。">
            <text:p>私があなたの安全を保障します。</text:p>
          </table:table-cell>
          <table:table-cell office:value-type="string" office:value="わたし が あなた の あんぜん を ほしょう します。">
            <text:p>わたし が あなた の あんぜん を ほしょう します。</text:p>
          </table:table-cell>
          <table:table-cell office:value-type="string" office:value="I guarantee your safety.">
            <text:p>I guarantee your safe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問う">
            <text:p>問う</text:p>
          </table:table-cell>
          <table:table-cell office:value-type="string" office:value="とう">
            <text:p>とう</text:p>
          </table:table-cell>
          <table:table-cell office:value-type="string" office:value="ask, question">
            <text:p>ask, ques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応募者の年齢は問いません。">
            <text:p>応募者の年齢は問いません。</text:p>
          </table:table-cell>
          <table:table-cell office:value-type="string" office:value="おうぼ しゃ の ねんれい は といません。">
            <text:p>おうぼ しゃ の ねんれい は といません。</text:p>
          </table:table-cell>
          <table:table-cell office:value-type="string" office:value="Applicants of all ages are accepted.">
            <text:p>Applicants of all ages are accep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原則">
            <text:p>原則</text:p>
          </table:table-cell>
          <table:table-cell office:value-type="string" office:value="げんそく">
            <text:p>げんそく</text:p>
          </table:table-cell>
          <table:table-cell office:value-type="string" office:value="principle, general rule">
            <text:p>principle, general ru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原則としてキャンセルできません。">
            <text:p>原則としてキャンセルできません。</text:p>
          </table:table-cell>
          <table:table-cell office:value-type="string" office:value="げんそく と して キャンセル できません。">
            <text:p>げんそく と して キャンセル できません。</text:p>
          </table:table-cell>
          <table:table-cell office:value-type="string" office:value="As a general rule, we don't accept cancellation.">
            <text:p>As a general rule, we don't accept cancell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部門">
            <text:p>部門</text:p>
          </table:table-cell>
          <table:table-cell office:value-type="string" office:value="ぶもん">
            <text:p>ぶもん</text:p>
          </table:table-cell>
          <table:table-cell office:value-type="string" office:value="division, category">
            <text:p>division, categ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歌手は3部門で賞を取ったの。">
            <text:p>あの歌手は3部門で賞を取ったの。</text:p>
          </table:table-cell>
          <table:table-cell office:value-type="string" office:value="あの かしゅ は 3 ぶもん で しょう を とった の。">
            <text:p>あの かしゅ は 3 ぶもん で しょう を とった の。</text:p>
          </table:table-cell>
          <table:table-cell office:value-type="string" office:value="That singer won prizes in three categories.">
            <text:p>That singer won prizes in three catego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演">
            <text:p>出演</text:p>
          </table:table-cell>
          <table:table-cell office:value-type="string" office:value="しゅつえん">
            <text:p>しゅつえん</text:p>
          </table:table-cell>
          <table:table-cell office:value-type="string" office:value="appearance (on stage, TV etc.)">
            <text:p>appearance (on stage, TV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その映画に出演しているよ。">
            <text:p>彼女はその映画に出演しているよ。</text:p>
          </table:table-cell>
          <table:table-cell office:value-type="string" office:value="かのじょ は その えいが に しゅつえん して いる よ。">
            <text:p>かのじょ は その えいが に しゅつえん して いる よ。</text:p>
          </table:table-cell>
          <table:table-cell office:value-type="string" office:value="She's in the movie.">
            <text:p>She's in the mov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民族">
            <text:p>民族</text:p>
          </table:table-cell>
          <table:table-cell office:value-type="string" office:value="みんぞく">
            <text:p>みんぞく</text:p>
          </table:table-cell>
          <table:table-cell office:value-type="string" office:value="race, ethnic group">
            <text:p>race, ethnic gro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民族の歴史に興味があります。">
            <text:p>私は民族の歴史に興味があります。</text:p>
          </table:table-cell>
          <table:table-cell office:value-type="string" office:value="わたし は みんぞく の れきし に きょうみ が あります。">
            <text:p>わたし は みんぞく の れきし に きょうみ が あります。</text:p>
          </table:table-cell>
          <table:table-cell office:value-type="string" office:value="I'm interested in the history of ethnic groups.">
            <text:p>I'm interested in the history of ethnic grou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革命">
            <text:p>革命</text:p>
          </table:table-cell>
          <table:table-cell office:value-type="string" office:value="かくめい">
            <text:p>かくめい</text:p>
          </table:table-cell>
          <table:table-cell office:value-type="string" office:value="revolution">
            <text:p>revolu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歴史上の大きな革命です。">
            <text:p>それは歴史上の大きな革命です。</text:p>
          </table:table-cell>
          <table:table-cell office:value-type="string" office:value="それ は れきし じょう の おおきな かくめい です。">
            <text:p>それ は れきし じょう の おおきな かくめい です。</text:p>
          </table:table-cell>
          <table:table-cell office:value-type="string" office:value="That is a major revolution in history.">
            <text:p>That is a major revolution in hi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図る">
            <text:p>図る</text:p>
          </table:table-cell>
          <table:table-cell office:value-type="string" office:value="はかる">
            <text:p>はかる</text:p>
          </table:table-cell>
          <table:table-cell office:value-type="string" office:value="strive for, work to">
            <text:p>strive for, work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れからは経営の合理化を図りたいと思います。">
            <text:p>これからは経営の合理化を図りたいと思います。</text:p>
          </table:table-cell>
          <table:table-cell office:value-type="string" office:value="これから は けいえい の ごうりか を はかりたい と おもいます。">
            <text:p>これから は けいえい の ごうりか を はかりたい と おもいます。</text:p>
          </table:table-cell>
          <table:table-cell office:value-type="string" office:value="From now on we'll work to streamline management.">
            <text:p>From now on we'll work to streamline manag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">
            <text:p>実</text:p>
          </table:table-cell>
          <table:table-cell office:value-type="string" office:value="み">
            <text:p>み</text:p>
          </table:table-cell>
          <table:table-cell office:value-type="string" office:value="fruit (of a plant), nut">
            <text:p>fruit (of a plant), n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庭の木が赤い実をつけた。">
            <text:p>庭の木が赤い実をつけた。</text:p>
          </table:table-cell>
          <table:table-cell office:value-type="string" office:value="にわ の き が あかい み を つけた。">
            <text:p>にわ の き が あかい み を つけた。</text:p>
          </table:table-cell>
          <table:table-cell office:value-type="string" office:value="The tree in the garden bore some red fruit.">
            <text:p>The tree in the garden bore some red fr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かに">
            <text:p>いかに</text:p>
          </table:table-cell>
          <table:table-cell office:value-type="string" office:value="いかに">
            <text:p>いかに</text:p>
          </table:table-cell>
          <table:table-cell office:value-type="string" office:value="how, in what way">
            <text:p>how, in what w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に会えば、彼がいかに良い人か分かります。">
            <text:p>彼に会えば、彼がいかに良い人か分かります。</text:p>
          </table:table-cell>
          <table:table-cell office:value-type="string" office:value="かれ に あえば、かれ が いかに いい ひと か わかります。">
            <text:p>かれ に あえば、かれ が いかに いい ひと か わかります。</text:p>
          </table:table-cell>
          <table:table-cell office:value-type="string" office:value="Once you meet him, you'll realize how nice he is.">
            <text:p>Once you meet him, you'll realize how nice he 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避ける">
            <text:p>避ける</text:p>
          </table:table-cell>
          <table:table-cell office:value-type="string" office:value="さける">
            <text:p>さける</text:p>
          </table:table-cell>
          <table:table-cell office:value-type="string" office:value="avoid, evade">
            <text:p>avoid, eva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昨日から私のことを避けているようなんだ。">
            <text:p>彼女は昨日から私のことを避けているようなんだ。</text:p>
          </table:table-cell>
          <table:table-cell office:value-type="string" office:value="かのじょ は きのう から わたし の こと を さけて いる ようなんだ。">
            <text:p>かのじょ は きのう から わたし の こと を さけて いる ようなんだ。</text:p>
          </table:table-cell>
          <table:table-cell office:value-type="string" office:value="She seems to have been avoiding me since yesterday.">
            <text:p>She seems to have been avoiding me sinc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福祉">
            <text:p>福祉</text:p>
          </table:table-cell>
          <table:table-cell office:value-type="string" office:value="ふくし">
            <text:p>ふくし</text:p>
          </table:table-cell>
          <table:table-cell office:value-type="string" office:value="welfare">
            <text:p>welf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は福祉の勉強をしています。">
            <text:p>姉は福祉の勉強をしています。</text:p>
          </table:table-cell>
          <table:table-cell office:value-type="string" office:value="あね は ふくし の べんきょう を して います。">
            <text:p>あね は ふくし の べんきょう を して います。</text:p>
          </table:table-cell>
          <table:table-cell office:value-type="string" office:value="My big sister is studying social welfare.">
            <text:p>My big sister is studying social welf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定める">
            <text:p>定める</text:p>
          </table:table-cell>
          <table:table-cell office:value-type="string" office:value="さだめる">
            <text:p>さだめる</text:p>
          </table:table-cell>
          <table:table-cell office:value-type="string" office:value="determine, establish">
            <text:p>determine, establis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税に関する新しい法律が定められたぞ。">
            <text:p>税に関する新しい法律が定められたぞ。</text:p>
          </table:table-cell>
          <table:table-cell office:value-type="string" office:value="ぜい に かんする あたらしい ほうりつ が さだめられた ぞ。">
            <text:p>ぜい に かんする あたらしい ほうりつ が さだめられた ぞ。</text:p>
          </table:table-cell>
          <table:table-cell office:value-type="string" office:value="A new law on tax policies has been established.">
            <text:p>A new law on tax policies has been estab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器">
            <text:p>器</text:p>
          </table:table-cell>
          <table:table-cell office:value-type="string" office:value="うつわ">
            <text:p>うつわ</text:p>
          </table:table-cell>
          <table:table-cell office:value-type="string" office:value="dish">
            <text:p>d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器は上等ね。">
            <text:p>この器は上等ね。</text:p>
          </table:table-cell>
          <table:table-cell office:value-type="string" office:value="この うつわ は じょうとう ね。">
            <text:p>この うつわ は じょうとう ね。</text:p>
          </table:table-cell>
          <table:table-cell office:value-type="string" office:value="This dish is high quality.">
            <text:p>This dish is high qu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概念">
            <text:p>概念</text:p>
          </table:table-cell>
          <table:table-cell office:value-type="string" office:value="がいねん">
            <text:p>がいねん</text:p>
          </table:table-cell>
          <table:table-cell office:value-type="string" office:value="general idea, concept">
            <text:p>general idea, concep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インターネットは情報の概念を変えたよね。">
            <text:p>インターネットは情報の概念を変えたよね。</text:p>
          </table:table-cell>
          <table:table-cell office:value-type="string" office:value="インターネット は じょうほう の がいねん を かえた よ ね。">
            <text:p>インターネット は じょうほう の がいねん を かえた よ ね。</text:p>
          </table:table-cell>
          <table:table-cell office:value-type="string" office:value="The Internet has changed the concept of information.">
            <text:p>The Internet has changed the concept of inform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果たす">
            <text:p>果たす</text:p>
          </table:table-cell>
          <table:table-cell office:value-type="string" office:value="はたす">
            <text:p>はたす</text:p>
          </table:table-cell>
          <table:table-cell office:value-type="string" office:value="accomplish, fulfill (purpose, responsibility, etc.)">
            <text:p>accomplish, fulfill (purpose, responsibility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しっかりと責任を果たしました。">
            <text:p>彼はしっかりと責任を果たしました。</text:p>
          </table:table-cell>
          <table:table-cell office:value-type="string" office:value="かれ は しっかり と せきにん を はたしました。">
            <text:p>かれ は しっかり と せきにん を はたしました。</text:p>
          </table:table-cell>
          <table:table-cell office:value-type="string" office:value="He fulfilled his responsibility.">
            <text:p>He fulfilled his responsib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判決">
            <text:p>判決</text:p>
          </table:table-cell>
          <table:table-cell office:value-type="string" office:value="はんけつ">
            <text:p>はんけつ</text:p>
          </table:table-cell>
          <table:table-cell office:value-type="string" office:value="judicial decision, judgment">
            <text:p>judicial decision, judg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判決が下された。">
            <text:p>判決が下された。</text:p>
          </table:table-cell>
          <table:table-cell office:value-type="string" office:value="はんけつ が くだされた。">
            <text:p>はんけつ が くだされた。</text:p>
          </table:table-cell>
          <table:table-cell office:value-type="string" office:value="Judgment has been made.">
            <text:p>Judgment has been ma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もたらす">
            <text:p>もたらす</text:p>
          </table:table-cell>
          <table:table-cell office:value-type="string" office:value="もたらす">
            <text:p>もたらす</text:p>
          </table:table-cell>
          <table:table-cell office:value-type="string" office:value="bring about, lead to">
            <text:p>bring about, lead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この国に平和をもたらしたのよ。">
            <text:p>彼はこの国に平和をもたらしたのよ。</text:p>
          </table:table-cell>
          <table:table-cell office:value-type="string" office:value="かれ は この くに に へいわ を もたらした の よ。">
            <text:p>かれ は この くに に へいわ を もたらした の よ。</text:p>
          </table:table-cell>
          <table:table-cell office:value-type="string" office:value="He brought peace to this country.">
            <text:p>He brought peace to this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再生">
            <text:p>再生</text:p>
          </table:table-cell>
          <table:table-cell office:value-type="string" office:value="さいせい">
            <text:p>さいせい</text:p>
          </table:table-cell>
          <table:table-cell office:value-type="string" office:value="playback">
            <text:p>playbac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留守番電話のメッセージを再生したの。">
            <text:p>留守番電話のメッセージを再生したの。</text:p>
          </table:table-cell>
          <table:table-cell office:value-type="string" office:value="るすばん でんわ の メッセージ を さいせい した の。">
            <text:p>るすばん でんわ の メッセージ を さいせい した の。</text:p>
          </table:table-cell>
          <table:table-cell office:value-type="string" office:value="I played back the messages on the answering machine.">
            <text:p>I played back the messages on the answering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破壊">
            <text:p>破壊</text:p>
          </table:table-cell>
          <table:table-cell office:value-type="string" office:value="はかい">
            <text:p>はかい</text:p>
          </table:table-cell>
          <table:table-cell office:value-type="string" office:value="breaking, destruction">
            <text:p>breaking, destr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自然の破壊が進んでいるのよ。">
            <text:p>自然の破壊が進んでいるのよ。</text:p>
          </table:table-cell>
          <table:table-cell office:value-type="string" office:value="しぜん の はかい が すすんで いる の よ。">
            <text:p>しぜん の はかい が すすんで いる の よ。</text:p>
          </table:table-cell>
          <table:table-cell office:value-type="string" office:value="The destruction of nature is becoming widespread.">
            <text:p>The destruction of nature is becoming widespr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受け入れる">
            <text:p>受け入れる</text:p>
          </table:table-cell>
          <table:table-cell office:value-type="string" office:value="うけいれる">
            <text:p>うけいれる</text:p>
          </table:table-cell>
          <table:table-cell office:value-type="string" office:value="accept, accommodate">
            <text:p>accept, accommod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彼の意見を受け入れました。">
            <text:p>私は彼の意見を受け入れました。</text:p>
          </table:table-cell>
          <table:table-cell office:value-type="string" office:value="わたし は かれ の いけん を うけいれました。">
            <text:p>わたし は かれ の いけん を うけいれました。</text:p>
          </table:table-cell>
          <table:table-cell office:value-type="string" office:value="I accepted his opinion.">
            <text:p>I accepted hi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派遣">
            <text:p>派遣</text:p>
          </table:table-cell>
          <table:table-cell office:value-type="string" office:value="はけん">
            <text:p>はけん</text:p>
          </table:table-cell>
          <table:table-cell office:value-type="string" office:value="dispatch, sending">
            <text:p>dispatch, se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イギリスに派遣されました。">
            <text:p>彼はイギリスに派遣されました。</text:p>
          </table:table-cell>
          <table:table-cell office:value-type="string" office:value="かれ は イギリス に はけん されました。">
            <text:p>かれ は イギリス に はけん されました。</text:p>
          </table:table-cell>
          <table:table-cell office:value-type="string" office:value="He was sent to England.">
            <text:p>He was sent to Eng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定義">
            <text:p>定義</text:p>
          </table:table-cell>
          <table:table-cell office:value-type="string" office:value="ていぎ">
            <text:p>ていぎ</text:p>
          </table:table-cell>
          <table:table-cell office:value-type="string" office:value="definition">
            <text:p>defin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美しさを定義してください。">
            <text:p>美しさを定義してください。</text:p>
          </table:table-cell>
          <table:table-cell office:value-type="string" office:value="うつくしさ を ていぎ して ください。">
            <text:p>うつくしさ を ていぎ して ください。</text:p>
          </table:table-cell>
          <table:table-cell office:value-type="string" office:value="Please define beauty.">
            <text:p>Please define beau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形成">
            <text:p>形成</text:p>
          </table:table-cell>
          <table:table-cell office:value-type="string" office:value="けいせい">
            <text:p>けいせい</text:p>
          </table:table-cell>
          <table:table-cell office:value-type="string" office:value="formation">
            <text:p>form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は骨が形成される大切な時期です。">
            <text:p>今は骨が形成される大切な時期です。</text:p>
          </table:table-cell>
          <table:table-cell office:value-type="string" office:value="いま は ほね が けいせい される たいせつな じき です。">
            <text:p>いま は ほね が けいせい される たいせつな じき です。</text:p>
          </table:table-cell>
          <table:table-cell office:value-type="string" office:value="You're in the important stage of life when bones are being formed.">
            <text:p>You're in the important stage of life when bones are being for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記述">
            <text:p>記述</text:p>
          </table:table-cell>
          <table:table-cell office:value-type="string" office:value="きじゅつ">
            <text:p>きじゅつ</text:p>
          </table:table-cell>
          <table:table-cell office:value-type="string" office:value="description">
            <text:p>descri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の古い料理法についての記述を読んだんだ。">
            <text:p>日本の古い料理法についての記述を読んだんだ。</text:p>
          </table:table-cell>
          <table:table-cell office:value-type="string" office:value="にほん の ふるい りょうり ほう について の きじゅつ を よんだ ん だ。">
            <text:p>にほん の ふるい りょうり ほう について の きじゅつ を よんだ ん だ。</text:p>
          </table:table-cell>
          <table:table-cell office:value-type="string" office:value="I read a description of old Japanese cooking methods.">
            <text:p>I read a description of old Japanese cooking metho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軍事">
            <text:p>軍事</text:p>
          </table:table-cell>
          <table:table-cell office:value-type="string" office:value="ぐんじ">
            <text:p>ぐんじ</text:p>
          </table:table-cell>
          <table:table-cell office:value-type="string" office:value="military affairs">
            <text:p>military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軍事に関わる仕事を続けてきたんだ。">
            <text:p>彼は軍事に関わる仕事を続けてきたんだ。</text:p>
          </table:table-cell>
          <table:table-cell office:value-type="string" office:value="かれ は ぐんじ に かかわる しごと を つづけて きた ん だ。">
            <text:p>かれ は ぐんじ に かかわる しごと を つづけて きた ん だ。</text:p>
          </table:table-cell>
          <table:table-cell office:value-type="string" office:value="He's been working a military related job.">
            <text:p>He's been working a military related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明">
            <text:p>不明</text:p>
          </table:table-cell>
          <table:table-cell office:value-type="string" office:value="ふめい">
            <text:p>ふめい</text:p>
          </table:table-cell>
          <table:table-cell office:value-type="string" office:value="unknown, unclear, unidentified">
            <text:p>unknown, unclear, unidentifi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病気は原因不明と言われているんだよ。">
            <text:p>その病気は原因不明と言われているんだよ。</text:p>
          </table:table-cell>
          <table:table-cell office:value-type="string" office:value="その びょうき は げんいん ふめい と いわれて いる ん だ よ。">
            <text:p>その びょうき は げんいん ふめい と いわれて いる ん だ よ。</text:p>
          </table:table-cell>
          <table:table-cell office:value-type="string" office:value="The cause of the disease is said to be unidentified.">
            <text:p>The cause of the disease is said to be unidentif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内閣">
            <text:p>内閣</text:p>
          </table:table-cell>
          <table:table-cell office:value-type="string" office:value="ないかく">
            <text:p>ないかく</text:p>
          </table:table-cell>
          <table:table-cell office:value-type="string" office:value="cabinet">
            <text:p>cabin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内閣が誕生したね。">
            <text:p>新しい内閣が誕生したね。</text:p>
          </table:table-cell>
          <table:table-cell office:value-type="string" office:value="あたらしい ないかく が たんじょう した ね。">
            <text:p>あたらしい ないかく が たんじょう した ね。</text:p>
          </table:table-cell>
          <table:table-cell office:value-type="string" office:value="A new Cabinet has been formed.">
            <text:p>A new Cabinet has been for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挑戦">
            <text:p>挑戦</text:p>
          </table:table-cell>
          <table:table-cell office:value-type="string" office:value="ちょうせん">
            <text:p>ちょうせん</text:p>
          </table:table-cell>
          <table:table-cell office:value-type="string" office:value="challenge">
            <text:p>challen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新しいことに挑戦している。">
            <text:p>彼は新しいことに挑戦している。</text:p>
          </table:table-cell>
          <table:table-cell office:value-type="string" office:value="かれ は あたらしい こと に ちょうせん して いる。">
            <text:p>かれ は あたらしい こと に ちょうせん して いる。</text:p>
          </table:table-cell>
          <table:table-cell office:value-type="string" office:value="He's taking on a new challenge.">
            <text:p>He's taking on a new challe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連">
            <text:p>国連</text:p>
          </table:table-cell>
          <table:table-cell office:value-type="string" office:value="こくれん">
            <text:p>こくれん</text:p>
          </table:table-cell>
          <table:table-cell office:value-type="string" office:value="United Nations">
            <text:p>United Na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連の本部はニューヨークにあります。">
            <text:p>国連の本部はニューヨークにあります。</text:p>
          </table:table-cell>
          <table:table-cell office:value-type="string" office:value="こくれん の ほんぶ は ニューヨーク に あります。">
            <text:p>こくれん の ほんぶ は ニューヨーク に あります。</text:p>
          </table:table-cell>
          <table:table-cell office:value-type="string" office:value="The U.N. headquarters is in New York.">
            <text:p>The U.N. headquarters is in New Y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態">
            <text:p>実態</text:p>
          </table:table-cell>
          <table:table-cell office:value-type="string" office:value="じったい">
            <text:p>じったい</text:p>
          </table:table-cell>
          <table:table-cell office:value-type="string" office:value="(actual) state, reality">
            <text:p>(actual) state, re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会社の経営の実態を調査中だ。">
            <text:p>その会社の経営の実態を調査中だ。</text:p>
          </table:table-cell>
          <table:table-cell office:value-type="string" office:value="その かいしゃ の けいえい の じったい を ちょうさ ちゅう だ。">
            <text:p>その かいしゃ の けいえい の じったい を ちょうさ ちゅう だ。</text:p>
          </table:table-cell>
          <table:table-cell office:value-type="string" office:value="The state of the company management is under investigation.">
            <text:p>The state of the company management is under investig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獲得">
            <text:p>獲得</text:p>
          </table:table-cell>
          <table:table-cell office:value-type="string" office:value="かくとく">
            <text:p>かくとく</text:p>
          </table:table-cell>
          <table:table-cell office:value-type="string" office:value="acquisition, earning">
            <text:p>acquisition, ear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選手の獲得賞金は2億円だって。">
            <text:p>その選手の獲得賞金は2億円だって。</text:p>
          </table:table-cell>
          <table:table-cell office:value-type="string" office:value="その せんしゅ の かくとく しょうきん は 2 おく えん だって。">
            <text:p>その せんしゅ の かくとく しょうきん は 2 おく えん だって。</text:p>
          </table:table-cell>
          <table:table-cell office:value-type="string" office:value="I heard that the player's career earnings are 200 million yen.">
            <text:p>I heard that the player's career earnings are 200 million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論理">
            <text:p>論理</text:p>
          </table:table-cell>
          <table:table-cell office:value-type="string" office:value="ろんり">
            <text:p>ろんり</text:p>
          </table:table-cell>
          <table:table-cell office:value-type="string" office:value="logic">
            <text:p>log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数学は論理に基づく学問です。">
            <text:p>数学は論理に基づく学問です。</text:p>
          </table:table-cell>
          <table:table-cell office:value-type="string" office:value="すうがく は ろんり に もとづく がくもん です。">
            <text:p>すうがく は ろんり に もとづく がくもん です。</text:p>
          </table:table-cell>
          <table:table-cell office:value-type="string" office:value="Mathematics is a field of study based on logic.">
            <text:p>Mathematics is a field of study based on log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極めて">
            <text:p>極めて</text:p>
          </table:table-cell>
          <table:table-cell office:value-type="string" office:value="きわめて">
            <text:p>きわめて</text:p>
          </table:table-cell>
          <table:table-cell office:value-type="string" office:value="extremely, very">
            <text:p>extremely, ver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れは極めて重要な問題です。">
            <text:p>これは極めて重要な問題です。</text:p>
          </table:table-cell>
          <table:table-cell office:value-type="string" office:value="これ は きわめて じゅうような もんだい です。">
            <text:p>これ は きわめて じゅうような もんだい です。</text:p>
          </table:table-cell>
          <table:table-cell office:value-type="string" office:value="This is an extremely important issue.">
            <text:p>This is an extremely important iss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本質">
            <text:p>本質</text:p>
          </table:table-cell>
          <table:table-cell office:value-type="string" office:value="ほんしつ">
            <text:p>ほんしつ</text:p>
          </table:table-cell>
          <table:table-cell office:value-type="string" office:value="essence, real nature">
            <text:p>essence, real n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仕事の本質をよく理解しているわね。">
            <text:p>彼は仕事の本質をよく理解しているわね。</text:p>
          </table:table-cell>
          <table:table-cell office:value-type="string" office:value="かれ は しごと の ほんしつ を よく りかい して いる わ ね。">
            <text:p>かれ は しごと の ほんしつ を よく りかい して いる わ ね。</text:p>
          </table:table-cell>
          <table:table-cell office:value-type="string" office:value="He understands the essence of work well.">
            <text:p>He understands the essence of work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及ぶ">
            <text:p>及ぶ</text:p>
          </table:table-cell>
          <table:table-cell office:value-type="string" office:value="およぶ">
            <text:p>およぶ</text:p>
          </table:table-cell>
          <table:table-cell office:value-type="string" office:value="reach, come up to">
            <text:p>reach, come up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にまで迷惑が及んでごめんなさい。">
            <text:p>あなたにまで迷惑が及んでごめんなさい。</text:p>
          </table:table-cell>
          <table:table-cell office:value-type="string" office:value="あなた に まで めいわく が およんで ごめんなさい。">
            <text:p>あなた に まで めいわく が およんで ごめんなさい。</text:p>
          </table:table-cell>
          <table:table-cell office:value-type="string" office:value="I'm sorry that it even caused you trouble.">
            <text:p>I'm sorry that it even caused you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強制">
            <text:p>強制</text:p>
          </table:table-cell>
          <table:table-cell office:value-type="string" office:value="きょうせい">
            <text:p>きょうせい</text:p>
          </table:table-cell>
          <table:table-cell office:value-type="string" office:value="force">
            <text:p>for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らは労働を強制されたんだ。">
            <text:p>彼らは労働を強制されたんだ。</text:p>
          </table:table-cell>
          <table:table-cell office:value-type="string" office:value="かれら は ろうどう を きょうせい された ん だ。">
            <text:p>かれら は ろうどう を きょうせい された ん だ。</text:p>
          </table:table-cell>
          <table:table-cell office:value-type="string" office:value="They were forced to work.">
            <text:p>They were forced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核">
            <text:p>核</text:p>
          </table:table-cell>
          <table:table-cell office:value-type="string" office:value="かく">
            <text:p>かく</text:p>
          </table:table-cell>
          <table:table-cell office:value-type="string" office:value="core, nucleus, nuclear">
            <text:p>core, nucleus, nucl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核戦争は絶対に防ぐべきよ。">
            <text:p>核戦争は絶対に防ぐべきよ。</text:p>
          </table:table-cell>
          <table:table-cell office:value-type="string" office:value="かく せんそう は ぜったい に ふせぐ べき よ。">
            <text:p>かく せんそう は ぜったい に ふせぐ べき よ。</text:p>
          </table:table-cell>
          <table:table-cell office:value-type="string" office:value="Nuclear war should be avoided at all costs.">
            <text:p>Nuclear war should be avoided at all cos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同士">
            <text:p>同士</text:p>
          </table:table-cell>
          <table:table-cell office:value-type="string" office:value="どうし">
            <text:p>どうし</text:p>
          </table:table-cell>
          <table:table-cell office:value-type="string" office:value="of the same kind, each other">
            <text:p>of the same kind, each o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と私はいとこ同士です。">
            <text:p>彼と私はいとこ同士です。</text:p>
          </table:table-cell>
          <table:table-cell office:value-type="string" office:value="かれ と わたし は いとこ どうし です。">
            <text:p>かれ と わたし は いとこ どうし です。</text:p>
          </table:table-cell>
          <table:table-cell office:value-type="string" office:value="He and I are cousins.">
            <text:p>He and I are cous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条約">
            <text:p>条約</text:p>
          </table:table-cell>
          <table:table-cell office:value-type="string" office:value="じょうやく">
            <text:p>じょうやく</text:p>
          </table:table-cell>
          <table:table-cell office:value-type="string" office:value="treaty">
            <text:p>trea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2国間で条約が結ばれました。">
            <text:p>2国間で条約が結ばれました。</text:p>
          </table:table-cell>
          <table:table-cell office:value-type="string" office:value="2 こく かん で じょうやく が むすばれました。">
            <text:p>2 こく かん で じょうやく が むすばれました。</text:p>
          </table:table-cell>
          <table:table-cell office:value-type="string" office:value="A treaty was concluded between the two countries.">
            <text:p>A treaty was concluded between the two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捜査">
            <text:p>捜査</text:p>
          </table:table-cell>
          <table:table-cell office:value-type="string" office:value="そうさ">
            <text:p>そうさ</text:p>
          </table:table-cell>
          <table:table-cell office:value-type="string" office:value="criminal investigation, search">
            <text:p>criminal investigation, sear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殺人事件の捜査は2年間続きました。">
            <text:p>その殺人事件の捜査は2年間続きました。</text:p>
          </table:table-cell>
          <table:table-cell office:value-type="string" office:value="その さつじん じけん の そうさ は 2 ねん かん つづきました。">
            <text:p>その さつじん じけん の そうさ は 2 ねん かん つづきました。</text:p>
          </table:table-cell>
          <table:table-cell office:value-type="string" office:value="The investigation of the murder case continued for two years.">
            <text:p>The investigation of the murder case continued for two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要因">
            <text:p>要因</text:p>
          </table:table-cell>
          <table:table-cell office:value-type="string" office:value="よういん">
            <text:p>よういん</text:p>
          </table:table-cell>
          <table:table-cell office:value-type="string" office:value="factor, cause">
            <text:p>factor, ca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がんの要因を研究しています。">
            <text:p>私たちはがんの要因を研究しています。</text:p>
          </table:table-cell>
          <table:table-cell office:value-type="string" office:value="わたし たち は がん の よういん を けんきゅう して います。">
            <text:p>わたし たち は がん の よういん を けんきゅう して います。</text:p>
          </table:table-cell>
          <table:table-cell office:value-type="string" office:value="We're researching the causes of cancer.">
            <text:p>We're researching the causes of canc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合意">
            <text:p>合意</text:p>
          </table:table-cell>
          <table:table-cell office:value-type="string" office:value="ごうい">
            <text:p>ごうい</text:p>
          </table:table-cell>
          <table:table-cell office:value-type="string" office:value="mutual agreement">
            <text:p>mutual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両社が合併に合意しました。">
            <text:p>両社が合併に合意しました。</text:p>
          </table:table-cell>
          <table:table-cell office:value-type="string" office:value="りょうしゃ が がっぺい に ごうい しました。">
            <text:p>りょうしゃ が がっぺい に ごうい しました。</text:p>
          </table:table-cell>
          <table:table-cell office:value-type="string" office:value="The two companies agreed to the merger.">
            <text:p>The two companies agreed to the mer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領域">
            <text:p>領域</text:p>
          </table:table-cell>
          <table:table-cell office:value-type="string" office:value="りょういき">
            <text:p>りょういき</text:p>
          </table:table-cell>
          <table:table-cell office:value-type="string" office:value="territory, range">
            <text:p>territory, ran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料理の腕が素人の領域を超えているわ。">
            <text:p>彼女は料理の腕が素人の領域を超えているわ。</text:p>
          </table:table-cell>
          <table:table-cell office:value-type="string" office:value="かのじょ は りょうり の うで が しろうと の りょういき を こえて いる わ。">
            <text:p>かのじょ は りょうり の うで が しろうと の りょういき を こえて いる わ。</text:p>
          </table:table-cell>
          <table:table-cell office:value-type="string" office:value="Her cooking skills are beyond the range of amateurs.">
            <text:p>Her cooking skills are beyond the range of amateu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切">
            <text:p>一切</text:p>
          </table:table-cell>
          <table:table-cell office:value-type="string" office:value="いっさい">
            <text:p>いっさい</text:p>
          </table:table-cell>
          <table:table-cell office:value-type="string" office:value="(not) at all (used to express intention)">
            <text:p>(not) at all (used to express intention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私は一切その問題とは関係がありません。">
            <text:p>私は一切その問題とは関係がありません。</text:p>
          </table:table-cell>
          <table:table-cell office:value-type="string" office:value="わたし は いっさい その もんだい と は かんけい が ありません。">
            <text:p>わたし は いっさい その もんだい と は かんけい が ありません。</text:p>
          </table:table-cell>
          <table:table-cell office:value-type="string" office:value="I have nothing to do with that problem at all.">
            <text:p>I have nothing to do with that problem at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権力">
            <text:p>権力</text:p>
          </table:table-cell>
          <table:table-cell office:value-type="string" office:value="けんりょく">
            <text:p>けんりょく</text:p>
          </table:table-cell>
          <table:table-cell office:value-type="string" office:value="power, authority">
            <text:p>power, autho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この国で大きな権力を持っている。">
            <text:p>彼はこの国で大きな権力を持っている。</text:p>
          </table:table-cell>
          <table:table-cell office:value-type="string" office:value="かれ は この くに で おおきな けんりょく を もって いる。">
            <text:p>かれ は この くに で おおきな けんりょく を もって いる。</text:p>
          </table:table-cell>
          <table:table-cell office:value-type="string" office:value="He has a lot of power in this country.">
            <text:p>He has a lot of power in this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品質">
            <text:p>品質</text:p>
          </table:table-cell>
          <table:table-cell office:value-type="string" office:value="ひんしつ">
            <text:p>ひんしつ</text:p>
          </table:table-cell>
          <table:table-cell office:value-type="string" office:value="quality of goods">
            <text:p>quality of goo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メーカーの製品は高品質だわね。">
            <text:p>このメーカーの製品は高品質だわね。</text:p>
          </table:table-cell>
          <table:table-cell office:value-type="string" office:value="この メーカー の せいひん は こう ひんしつ だ わ ね。">
            <text:p>この メーカー の せいひん は こう ひんしつ だ わ ね。</text:p>
          </table:table-cell>
          <table:table-cell office:value-type="string" office:value="This manufacturer's products are high-quality.">
            <text:p>This manufacturer's products are high-qu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勤務">
            <text:p>勤務</text:p>
          </table:table-cell>
          <table:table-cell office:value-type="string" office:value="きんむ">
            <text:p>きんむ</text:p>
          </table:table-cell>
          <table:table-cell office:value-type="string" office:value="duty, work">
            <text:p>duty, wo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の一日の勤務時間は8時間です。">
            <text:p>私の一日の勤務時間は8時間です。</text:p>
          </table:table-cell>
          <table:table-cell office:value-type="string" office:value="わたし の いちにち の きんむ じかん は 8 じかん です。">
            <text:p>わたし の いちにち の きんむ じかん は 8 じかん です。</text:p>
          </table:table-cell>
          <table:table-cell office:value-type="string" office:value="I work eight hours a day.">
            <text:p>I work eight hours a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意図">
            <text:p>意図</text:p>
          </table:table-cell>
          <table:table-cell office:value-type="string" office:value="いと">
            <text:p>いと</text:p>
          </table:table-cell>
          <table:table-cell office:value-type="string" office:value="intention, meaning">
            <text:p>intention, mea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の意図はよく分かりました。">
            <text:p>あなたの意図はよく分かりました。</text:p>
          </table:table-cell>
          <table:table-cell office:value-type="string" office:value="あなた の いと は よく わかりました。">
            <text:p>あなた の いと は よく わかりました。</text:p>
          </table:table-cell>
          <table:table-cell office:value-type="string" office:value="I fully understand what you mean.">
            <text:p>I fully understand what you m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復活">
            <text:p>復活</text:p>
          </table:table-cell>
          <table:table-cell office:value-type="string" office:value="ふっかつ">
            <text:p>ふっかつ</text:p>
          </table:table-cell>
          <table:table-cell office:value-type="string" office:value="revival, being back on track">
            <text:p>revival, being back on trac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選手は怪我を乗り越えて復活したわね。">
            <text:p>その選手は怪我を乗り越えて復活したわね。</text:p>
          </table:table-cell>
          <table:table-cell office:value-type="string" office:value="その せんしゅ は けが を のりこえて ふっかつ した わ ね。">
            <text:p>その せんしゅ は けが を のりこえて ふっかつ した わ ね。</text:p>
          </table:table-cell>
          <table:table-cell office:value-type="string" office:value="The athlete recovered from the injury and now is back in the game.">
            <text:p>The athlete recovered from the injury and now is back in the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進行">
            <text:p>進行</text:p>
          </table:table-cell>
          <table:table-cell office:value-type="string" office:value="しんこう">
            <text:p>しんこう</text:p>
          </table:table-cell>
          <table:table-cell office:value-type="string" office:value="advancement, progress">
            <text:p>advancement, progr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学会は予定通りに進行しています。">
            <text:p>学会は予定通りに進行しています。</text:p>
          </table:table-cell>
          <table:table-cell office:value-type="string" office:value="がっかい は よてい どおり に しんこう して います。">
            <text:p>がっかい は よてい どおり に しんこう して います。</text:p>
          </table:table-cell>
          <table:table-cell office:value-type="string" office:value="The academic conference is proceeding as scheduled.">
            <text:p>The academic conference is proceeding as schedu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ミス">
            <text:p>ミス</text:p>
          </table:table-cell>
          <table:table-cell office:value-type="string" office:value="ミス">
            <text:p>ミス</text:p>
          </table:table-cell>
          <table:table-cell office:value-type="string" office:value="mistake (loan word)">
            <text:p>mistake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ミスは誰にでもあります。">
            <text:p>ミスは誰にでもあります。</text:p>
          </table:table-cell>
          <table:table-cell office:value-type="string" office:value="ミス は だれ に でも あります。">
            <text:p>ミス は だれ に でも あります。</text:p>
          </table:table-cell>
          <table:table-cell office:value-type="string" office:value="Everyone makes mistakes.">
            <text:p>Everyone makes mista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専用">
            <text:p>専用</text:p>
          </table:table-cell>
          <table:table-cell office:value-type="string" office:value="せんよう">
            <text:p>せんよう</text:p>
          </table:table-cell>
          <table:table-cell office:value-type="string" office:value="exclusive use">
            <text:p>exclusive 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女性専用の車両です。">
            <text:p>これは女性専用の車両です。</text:p>
          </table:table-cell>
          <table:table-cell office:value-type="string" office:value="これ は じょせい せんよう の しゃりょう です。">
            <text:p>これ は じょせい せんよう の しゃりょう です。</text:p>
          </table:table-cell>
          <table:table-cell office:value-type="string" office:value="This is a women-only carriage.">
            <text:p>This is a women-only c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経過">
            <text:p>経過</text:p>
          </table:table-cell>
          <table:table-cell office:value-type="string" office:value="けいか">
            <text:p>けいか</text:p>
          </table:table-cell>
          <table:table-cell office:value-type="string" office:value="progression, lapse">
            <text:p>progression, lap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手術後の経過は順調です。">
            <text:p>手術後の経過は順調です。</text:p>
          </table:table-cell>
          <table:table-cell office:value-type="string" office:value="しゅじゅつ ご の けいか は じゅんちょう です。">
            <text:p>しゅじゅつ ご の けいか は じゅんちょう です。</text:p>
          </table:table-cell>
          <table:table-cell office:value-type="string" office:value="I'm making good progress after the surgery.">
            <text:p>I'm making good progress after the surg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災害">
            <text:p>災害</text:p>
          </table:table-cell>
          <table:table-cell office:value-type="string" office:value="さいがい">
            <text:p>さいがい</text:p>
          </table:table-cell>
          <table:table-cell office:value-type="string" office:value="disaster">
            <text:p>dis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震は自然災害の一つです。">
            <text:p>地震は自然災害の一つです。</text:p>
          </table:table-cell>
          <table:table-cell office:value-type="string" office:value="じしん は しぜん さいがい の ひとつ です 。">
            <text:p>じしん は しぜん さいがい の ひとつ です 。</text:p>
          </table:table-cell>
          <table:table-cell office:value-type="string" office:value="Earthquakes are one type of natural disaster.">
            <text:p>Earthquakes are one type of natural disa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統合">
            <text:p>統合</text:p>
          </table:table-cell>
          <table:table-cell office:value-type="string" office:value="とうごう">
            <text:p>とうごう</text:p>
          </table:table-cell>
          <table:table-cell office:value-type="string" office:value="integration, merging">
            <text:p>integration, merg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三つの町が統合されて新しい市が誕生したのよ。">
            <text:p>三つの町が統合されて新しい市が誕生したのよ。</text:p>
          </table:table-cell>
          <table:table-cell office:value-type="string" office:value="みっつ の まち が とうごう されて あたらしい し が たんじょう した の よ。">
            <text:p>みっつ の まち が とうごう されて あたらしい し が たんじょう した の よ。</text:p>
          </table:table-cell>
          <table:table-cell office:value-type="string" office:value="A new city was formed by the merging of three towns.">
            <text:p>A new city was formed by the merging of three tow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値下げ">
            <text:p>値下げ</text:p>
          </table:table-cell>
          <table:table-cell office:value-type="string" office:value="ねさげ">
            <text:p>ねさげ</text:p>
          </table:table-cell>
          <table:table-cell office:value-type="string" office:value="price reduction">
            <text:p>price re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電話料金が値下げされた。">
            <text:p>電話料金が値下げされた。</text:p>
          </table:table-cell>
          <table:table-cell office:value-type="string" office:value="でんわ りょうきん が ねさげ された。">
            <text:p>でんわ りょうきん が ねさげ された。</text:p>
          </table:table-cell>
          <table:table-cell office:value-type="string" office:value="Phone charge has been reduced.">
            <text:p>Phone charge has been redu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素早い">
            <text:p>素早い</text:p>
          </table:table-cell>
          <table:table-cell office:value-type="string" office:value="すばやい">
            <text:p>すばやい</text:p>
          </table:table-cell>
          <table:table-cell office:value-type="string" office:value="quick">
            <text:p>quick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素早くあたりを見回した。">
            <text:p>彼は素早くあたりを見回した。</text:p>
          </table:table-cell>
          <table:table-cell office:value-type="string" office:value="かれ は すばやく あたり を みまわした。">
            <text:p>かれ は すばやく あたり を みまわした。</text:p>
          </table:table-cell>
          <table:table-cell office:value-type="string" office:value="He quickly looked around.">
            <text:p>He quickly looked a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長続き">
            <text:p>長続き</text:p>
          </table:table-cell>
          <table:table-cell office:value-type="string" office:value="ながつづき">
            <text:p>ながつづき</text:p>
          </table:table-cell>
          <table:table-cell office:value-type="string" office:value="lasting for a long time">
            <text:p>lasting for a long ti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仕事が長続きしません。">
            <text:p>彼は仕事が長続きしません。</text:p>
          </table:table-cell>
          <table:table-cell office:value-type="string" office:value="かれ は しごと が ながつづき しません。">
            <text:p>かれ は しごと が ながつづき しません。</text:p>
          </table:table-cell>
          <table:table-cell office:value-type="string" office:value="He can't keep one job for a long time.">
            <text:p>He can't keep one job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ずる賢い">
            <text:p>ずる賢い</text:p>
          </table:table-cell>
          <table:table-cell office:value-type="string" office:value="ずるがしこい">
            <text:p>ずるがしこい</text:p>
          </table:table-cell>
          <table:table-cell office:value-type="string" office:value="sly, cunning">
            <text:p>sly, cunn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あいつはずる賢い顔をしているね。">
            <text:p>あいつはずる賢い顔をしているね。</text:p>
          </table:table-cell>
          <table:table-cell office:value-type="string" office:value="あいつ は ずるがしこい かお を して いる ね。">
            <text:p>あいつ は ずるがしこい かお を して いる ね。</text:p>
          </table:table-cell>
          <table:table-cell office:value-type="string" office:value="That person has a sly face.">
            <text:p>That person has a sly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あらかじめ">
            <text:p>あらかじめ</text:p>
          </table:table-cell>
          <table:table-cell office:value-type="string" office:value="あらかじめ">
            <text:p>あらかじめ</text:p>
          </table:table-cell>
          <table:table-cell office:value-type="string" office:value="in advance (formal)">
            <text:p>in advance (form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らかじめ必要な物を書き出してください。">
            <text:p>あらかじめ必要な物を書き出してください。</text:p>
          </table:table-cell>
          <table:table-cell office:value-type="string" office:value="あらかじめ ひつような もの を かきだして ください。">
            <text:p>あらかじめ ひつような もの を かきだして ください。</text:p>
          </table:table-cell>
          <table:table-cell office:value-type="string" office:value="Please write down things you need in advance.">
            <text:p>Please write down things you need in adv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天">
            <text:p>天</text:p>
          </table:table-cell>
          <table:table-cell office:value-type="string" office:value="てん">
            <text:p>てん</text:p>
          </table:table-cell>
          <table:table-cell office:value-type="string" office:value="sky, Heaven">
            <text:p>sky, Heav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天から恵みの雨が降ったね。">
            <text:p>天から恵みの雨が降ったね。</text:p>
          </table:table-cell>
          <table:table-cell office:value-type="string" office:value="てん から めぐみ の あめ が ふった ね。">
            <text:p>てん から めぐみ の あめ が ふった ね。</text:p>
          </table:table-cell>
          <table:table-cell office:value-type="string" office:value="A blessed rain fell from the skies.">
            <text:p>A blessed rain fell from the sk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天">
            <text:p>天</text:p>
          </table:table-cell>
          <table:table-cell office:value-type="string" office:value="てん">
            <text:p>てん</text:p>
          </table:table-cell>
          <table:table-cell office:value-type="string" office:value="sky, Heaven">
            <text:p>sky, Heav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天から恵みの雨が降ったね。">
            <text:p>天から恵みの雨が降ったね。</text:p>
          </table:table-cell>
          <table:table-cell office:value-type="string" office:value="てん から めぐみ の あめ が ふった ね。">
            <text:p>てん から めぐみ の あめ が ふった ね。</text:p>
          </table:table-cell>
          <table:table-cell office:value-type="string" office:value="A blessed rain fell from the skies.">
            <text:p>A blessed rain fell from the sk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